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90000008994CF528E0B0B7C22.png" manifest:media-type="image/png"/>
  <manifest:file-entry manifest:full-path="Pictures/1000020100000080000000805EB58221BBE5BDD4.png" manifest:media-type="image/png"/>
  <manifest:file-entry manifest:full-path="Pictures/10000201000002D4000001596A5FE652D4343F1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thJax_AMS" svg:font-family="MathJax_A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style:font-name="MathJax_AMS"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Ez crypto wins tools</text:span></text:p>
          </draw:text-box>
        </draw:frame>
        <draw:frame draw:style-name="gr1" draw:text-style-name="P3" draw:layer="layout" svg:width="19.154cm" svg:height="9.126cm" svg:x="5.715cm" svg:y="4.208cm">
          <draw:image xlink:href="Pictures/10000201000002D4000001596A5FE652D4343F12.png" xlink:type="simple" xlink:show="embed" xlink:actuate="onLoad" draw:mime-type="image/png">
            <text:p/>
          </draw:image>
        </draw:frame>
        <draw:frame draw:style-name="gr1" draw:text-style-name="P3" draw:layer="layout" svg:width="3.386cm" svg:height="3.386cm" draw:transform="rotate (0.366693675844009) translate (1.2cm 2.625cm)">
          <draw:image xlink:href="Pictures/1000020100000080000000805EB58221BBE5BDD4.png" xlink:type="simple" xlink:show="embed" xlink:actuate="onLoad" draw:mime-type="image/png">
            <text:p/>
          </draw:image>
        </draw:frame>
        <draw:frame draw:style-name="gr1" draw:text-style-name="P3" draw:layer="layout" svg:width="6.141cm" svg:height="3.175cm" draw:transform="rotate (-0.360759556387228) translate (21.947cm 2.828cm)">
          <draw:image xlink:href="Pictures/10000201000001090000008994CF528E0B0B7C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thJax_AMS" svg:font-family="MathJax_AM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7T13:51:07.682361519</meta:creation-date>
    <dc:date>2021-10-08T14:19:41.235474402</dc:date>
    <meta:editing-duration>P1DT18M24S</meta:editing-duration>
    <meta:editing-cycles>2</meta:editing-cycles>
    <meta:generator>LibreOffice/7.1.6.2$Linux_X86_64 LibreOffice_project/10$Build-2</meta:generator>
    <meta:document-statistic meta:object-count="27"/>
  </office:meta>
</office:document-meta>
</file>